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troduction / Questions</text:p>
          </draw:text-box>
        </draw:frame>
        <draw:frame presentation:style-name="pr2" draw:layer="layout" svg:width="25.191cm" svg:height="14.986cm" svg:x="1.399cm" svg:y="5.588cm" presentation:class="outline" presentation:user-transformed="true">
          <draw:text-box>
            <text:list text:style-name="L2">
              <text:list-item>
                <text:p>Am I you instructor from day 1?</text:p>
              </text:list-item>
              <text:list-item>
                <text:p>What is your name?</text:p>
              </text:list-item>
              <text:list-item>
                <text:p>What is your background?</text:p>
              </text:list-item>
              <text:list-item>
                <text:p><text:span text:style-name="T2">What is your flying experience and training?</text:span></text:p>
              </text:list-item>
              <text:list-item>
                <text:p>How much time do you spend studying/flying? <text:s text:c="16"/>(per Week/Month – frequency)</text:p>
              </text:list-item>
              <text:list-item>
                <text:p>What is your goal – flying for fun or career?</text:p>
              </text:list-item>
              <text:list-item>
                <text:p>What is your time frame?</text:p>
              </text:list-item>
              <text:list-item>
                <text:p>What are your flying strengths and weaknesses?</text:p>
              </text:list-item>
              <text:list-item>
                <text:p>What is your performance in the previous lesson pla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Training Sequence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Review: Add intensity LF if necessary</text:p>
              </text:list-item>
              <text:list-item>
                <text:p>Demonstrate</text:p>
              </text:list-item>
              <text:list-item>
                <text:p>Together, Follow, Ride Controls</text:p>
              </text:list-item>
              <text:list-item>
                <text:p>Practice: Don't tolerate errors – Take control!</text:p>
              </text:list-item>
              <text:list-item>
                <text:p>Supervised Practice: Allow minor errors – Critique after exercise completion!</text:p>
              </text:list-item>
              <text:list-item>
                <text:p>Familiarization-Demonstration: employ and obvious and dramatic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General Points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Use every time and opportunity to<text:span text:style-name="T3"> let student practice</text:span></text:p>
              </text:list-item>
              <text:list-item>
                <text:p>Use <text:span text:style-name="T3">short key words</text:span> during demonstration</text:p>
              </text:list-item>
              <text:list-item>
                <text:p>Stall-Entry: Throttle, Back-Pressure, Rudder</text:p>
              </text:list-item>
              <text:list-item>
                <text:p>Stall-Recovery: Forward-Pressure, Throttle, Rud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3.507cm" svg:x="1.399cm" svg:y="2.54cm" presentation:class="title">
          <draw:text-box>
            <text:p>Pre-Flight Briefing (What, How, Safety)</text:p>
          </draw:text-box>
        </draw:frame>
        <draw:frame presentation:style-name="pr6" draw:layer="layout" svg:width="25.191cm" svg:height="12.181cm" svg:x="1.399cm" svg:y="6.351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10-21T10:22:07.707774629</dc:date>
    <meta:editing-duration>P2DT15H41M35S</meta:editing-duration>
    <meta:editing-cycles>844</meta:editing-cycles>
    <meta:generator>LibreOffice/4.2.8.2$Linux_x86 LibreOffice_project/420m0$Build-2</meta:generator>
    <meta:document-statistic meta:object-count="42"/>
  </office:meta>
</office:document-meta>
</file>